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7D17E3F2B0649A6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" svg:font-family="Courier" style:font-family-generic="moder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e26ff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7" style:family="paragraph" style:parent-style-name="Standard">
      <style:text-properties fo:font-size="12pt" officeooo:rsid="003d8f11" officeooo:paragraph-rsid="001d438c" style:font-size-asian="12pt" style:font-size-complex="12pt"/>
    </style:style>
    <style:style style:name="P8" style:family="paragraph" style:parent-style-name="Standard">
      <style:text-properties fo:font-size="12pt" officeooo:paragraph-rsid="001d438c" style:font-size-asian="12pt" style:font-size-complex="12pt"/>
    </style:style>
    <style:style style:name="P9" style:family="paragraph" style:parent-style-name="Standard">
      <style:text-properties officeooo:paragraph-rsid="000fc0a5"/>
    </style:style>
    <style:style style:name="P10" style:family="paragraph" style:parent-style-name="Standard">
      <style:text-properties officeooo:paragraph-rsid="001d438c"/>
    </style:style>
    <style:style style:name="P11" style:family="paragraph" style:parent-style-name="Standard">
      <style:text-properties officeooo:paragraph-rsid="001e41c1"/>
    </style:style>
    <style:style style:name="P12" style:family="paragraph" style:parent-style-name="Standard">
      <style:text-properties officeooo:paragraph-rsid="00175b93"/>
    </style:style>
    <style:style style:name="P13" style:family="paragraph" style:parent-style-name="Standard">
      <style:text-properties officeooo:rsid="00175b93" officeooo:paragraph-rsid="00175b93"/>
    </style:style>
    <style:style style:name="P14" style:family="paragraph" style:parent-style-name="Standard">
      <style:text-properties officeooo:rsid="001a31c4" officeooo:paragraph-rsid="001a31c4"/>
    </style:style>
    <style:style style:name="P15" style:family="paragraph" style:parent-style-name="Standard">
      <style:text-properties officeooo:paragraph-rsid="001a31c4"/>
    </style:style>
    <style:style style:name="P16" style:family="paragraph" style:parent-style-name="Standard">
      <style:text-properties officeooo:paragraph-rsid="001c25e0"/>
    </style:style>
    <style:style style:name="P17" style:family="paragraph" style:parent-style-name="Standard">
      <style:text-properties style:use-window-font-color="true" loext:opacity="0%" style:font-name="Times New Roman" fo:font-size="12pt" fo:language="en" fo:country="US" officeooo:paragraph-rsid="001d438c" style:font-name-asian="Times New Roman" style:font-size-asian="12pt" style:font-name-complex="Times New Roman" style:font-size-complex="12pt" style:language-complex="ar" style:country-complex="SA"/>
    </style:style>
    <style:style style:name="P18" style:family="paragraph" style:parent-style-name="Standard">
      <style:text-properties style:font-name="Courier" officeooo:paragraph-rsid="001d438c"/>
    </style:style>
    <style:style style:name="P19" style:family="paragraph" style:parent-style-name="Standard">
      <style:text-properties officeooo:rsid="001ebd97" officeooo:paragraph-rsid="001e41c1"/>
    </style:style>
    <style:style style:name="P20" style:family="paragraph" style:parent-style-name="Standard">
      <style:text-properties officeooo:rsid="001e41c1" officeooo:paragraph-rsid="001e41c1"/>
    </style:style>
    <style:style style:name="P21" style:family="paragraph" style:parent-style-name="Standard">
      <style:text-properties officeooo:paragraph-rsid="0023e351"/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break-before="page"/>
    </style:style>
    <style:style style:name="P26" style:family="paragraph" style:parent-style-name="Standard">
      <style:text-properties officeooo:rsid="0023e351" officeooo:paragraph-rsid="0030c8c7"/>
    </style:style>
    <style:style style:name="P27" style:family="paragraph" style:parent-style-name="Standard">
      <style:text-properties officeooo:rsid="00189298" officeooo:paragraph-rsid="0030c8c7"/>
    </style:style>
    <style:style style:name="P28" style:family="paragraph" style:parent-style-name="Standard">
      <style:text-properties officeooo:paragraph-rsid="0030c8c7"/>
    </style:style>
    <style:style style:name="P29" style:family="paragraph" style:parent-style-name="Standard">
      <style:text-properties officeooo:rsid="00295674" officeooo:paragraph-rsid="002a63c0"/>
    </style:style>
    <style:style style:name="P30" style:family="paragraph" style:parent-style-name="Standard">
      <style:text-properties officeooo:paragraph-rsid="001e91f5"/>
    </style:style>
    <style:style style:name="P31" style:family="paragraph" style:parent-style-name="Standard">
      <style:text-properties officeooo:paragraph-rsid="002b168d"/>
    </style:style>
    <style:style style:name="P32" style:family="paragraph" style:parent-style-name="Standard">
      <style:text-properties officeooo:paragraph-rsid="000fd386"/>
    </style:style>
    <style:style style:name="P3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6" style:family="paragraph" style:parent-style-name="Heading_20_1" style:master-page-name="First_20_Page">
      <style:paragraph-properties style:page-number="auto"/>
    </style:style>
    <style:style style:name="P37" style:family="paragraph" style:parent-style-name="Heading_20_1">
      <style:text-properties officeooo:rsid="001c25e0" officeooo:paragraph-rsid="001c25e0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2">
      <style:text-properties officeooo:rsid="001d438c" officeooo:paragraph-rsid="001d438c"/>
    </style:style>
    <style:style style:name="P40" style:family="paragraph" style:parent-style-name="Heading_20_3">
      <style:text-properties officeooo:paragraph-rsid="001d438c"/>
    </style:style>
    <style:style style:name="P41" style:family="paragraph" style:parent-style-name="Heading_20_3">
      <style:text-properties officeooo:paragraph-rsid="001e41c1"/>
    </style:style>
    <style:style style:name="P42" style:family="paragraph" style:parent-style-name="Standard" style:list-style-name="L1"/>
    <style:style style:name="P43" style:family="paragraph" style:parent-style-name="Standard" style:list-style-name="L2">
      <style:text-properties officeooo:rsid="0048173c" officeooo:paragraph-rsid="001a31c4"/>
    </style:style>
    <style:style style:name="P44" style:family="paragraph" style:parent-style-name="Standard" style:list-style-name="L3">
      <style:text-properties officeooo:paragraph-rsid="001a31c4"/>
    </style:style>
    <style:style style:name="P45" style:family="paragraph" style:parent-style-name="Standard" style:list-style-name="L4">
      <style:text-properties style:use-window-font-color="true" loext:opacity="0%" style:font-name="Times New Roman" fo:font-size="12pt" fo:language="en" fo:country="US" officeooo:rsid="001e51c6" officeooo:paragraph-rsid="001e41c1" style:font-name-asian="Times New Roman" style:font-size-asian="12pt" style:font-name-complex="Times New Roman" style:font-size-complex="12pt" style:language-complex="ar" style:country-complex="SA"/>
    </style:style>
    <style:style style:name="P46" style:family="paragraph" style:parent-style-name="Standard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font-name="TimesNewRomanPSMT" fo:font-size="12pt"/>
    </style:style>
    <style:style style:name="P47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0e26ff"/>
    </style:style>
    <style:style style:name="P48" style:family="paragraph">
      <style:paragraph-properties style:writing-mode="lr-tb"/>
      <style:text-properties style:font-name="Times New Roman" fo:font-size="1pt"/>
    </style:style>
    <style:style style:name="P49" style:family="paragraph">
      <loext:graphic-properties draw:fill="solid" draw:fill-color="#c0c0c0" draw:opacity="50%"/>
      <style:paragraph-properties style:writing-mode="lr-tb"/>
      <style:text-properties style:font-name="Times New Roman" fo:font-size="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style:use-window-font-color="true" loext:opacity="0%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loext:opacity="0%" style:font-name="Times New Roman" fo:font-size="12pt" fo:language="en" fo:country="US" officeooo:rsid="000fd386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en" fo:country="US" officeooo:rsid="00175b93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en" fo:country="US" officeooo:rsid="005ba069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en" fo:country="US" officeooo:rsid="006e743a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en" fo:country="US" officeooo:rsid="0011f2b0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en" fo:country="US" officeooo:rsid="003d8f11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en" fo:country="US" officeooo:rsid="003c82eb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en" fo:country="US" officeooo:rsid="001d438c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2pt" fo:language="en" fo:country="US" officeooo:rsid="001e51c6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loext:opacity="0%" style:font-name="Times New Roman" fo:font-size="12pt" fo:language="en" fo:country="US" officeooo:rsid="002423d1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loext:opacity="0%" style:font-name="Times New Roman" fo:font-size="12pt" fo:language="en" fo:country="US" officeooo:rsid="001e14f5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loext:opacity="0%" style:font-name="Times New Roman" fo:font-size="12pt" fo:language="en" fo:country="US" officeooo:rsid="001e41c1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loext:opacity="0%" style:font-name="Times New Roman" fo:font-size="12pt" fo:language="en" fo:country="US" officeooo:rsid="0032660c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style:use-window-font-color="true" loext:opacity="0%" style:font-name="Times New Roman" fo:font-size="12pt" fo:language="en" fo:country="US" officeooo:rsid="0034672e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style:use-window-font-color="true" loext:opacity="0%" style:font-name="Times New Roman" fo:font-size="12pt" fo:language="en" fo:country="US" fo:font-style="normal" officeooo:rsid="0016937a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loext:opacity="0%" style:font-name="Times New Roman" fo:font-size="12pt" fo:language="en" fo:country="US" fo:font-style="normal" officeooo:rsid="001a31c4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loext:opacity="0%" style:font-name="Times New Roman" fo:font-size="12pt" fo:language="en" fo:country="US" fo:font-style="normal" officeooo:rsid="0030c8c7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loext:opacity="0%" style:font-name="TimesNewRomanPSMT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22" style:family="text">
      <style:text-properties style:use-window-font-color="true" loext:opacity="0%" style:font-name="TimesNewRomanPSMT" fo:font-size="12pt" fo:language="en" fo:country="US" officeooo:rsid="001e51c6" style:font-name-asian="Times New Roman" style:font-size-asian="12pt" style:font-name-complex="Times New Roman" style:font-size-complex="12pt" style:language-complex="ar" style:country-complex="SA"/>
    </style:style>
    <style:style style:name="T23" style:family="text">
      <style:text-properties officeooo:rsid="000fc0a5"/>
    </style:style>
    <style:style style:name="T24" style:family="text">
      <style:text-properties officeooo:rsid="000fd386"/>
    </style:style>
    <style:style style:name="T25" style:family="text">
      <style:text-properties officeooo:rsid="00175b93"/>
    </style:style>
    <style:style style:name="T26" style:family="text">
      <style:text-properties officeooo:rsid="0018347b"/>
    </style:style>
    <style:style style:name="T27" style:family="text">
      <style:text-properties officeooo:rsid="001a31c4"/>
    </style:style>
    <style:style style:name="T28" style:family="text">
      <style:text-properties officeooo:rsid="0048173c"/>
    </style:style>
    <style:style style:name="T29" style:family="text">
      <style:text-properties officeooo:rsid="005ba069"/>
    </style:style>
    <style:style style:name="T30" style:family="text">
      <style:text-properties officeooo:rsid="001d438c"/>
    </style:style>
    <style:style style:name="T31" style:family="text">
      <style:text-properties officeooo:rsid="003d8f11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officeooo:rsid="001d438c" style:font-size-asian="10pt" style:font-size-complex="10pt"/>
    </style:style>
    <style:style style:name="T34" style:family="text">
      <style:text-properties officeooo:rsid="004b11bd"/>
    </style:style>
    <style:style style:name="T35" style:family="text">
      <style:text-properties officeooo:rsid="00726a4c"/>
    </style:style>
    <style:style style:name="T36" style:family="text">
      <style:text-properties officeooo:rsid="001e41c1"/>
    </style:style>
    <style:style style:name="T37" style:family="text">
      <style:text-properties officeooo:rsid="0020ea39"/>
    </style:style>
    <style:style style:name="T38" style:family="text">
      <style:text-properties officeooo:rsid="0023e351"/>
    </style:style>
    <style:style style:name="T39" style:family="text">
      <style:text-properties officeooo:rsid="002423d1"/>
    </style:style>
    <style:style style:name="T40" style:family="text">
      <style:text-properties style:font-name="TimesNewRomanPSMT" fo:font-size="12pt"/>
    </style:style>
    <style:style style:name="T41" style:family="text">
      <style:text-properties officeooo:rsid="00295674"/>
    </style:style>
    <style:style style:name="T42" style:family="text">
      <style:text-properties officeooo:rsid="00296d45"/>
    </style:style>
    <style:style style:name="T43" style:family="text">
      <style:text-properties officeooo:rsid="001ebd97"/>
    </style:style>
    <style:style style:name="T44" style:family="text">
      <style:text-properties officeooo:rsid="002cfbd1"/>
    </style:style>
    <style:style style:name="T45" style:family="text">
      <style:text-properties officeooo:rsid="002e908f"/>
    </style:style>
    <style:style style:name="T46" style:family="text">
      <style:text-properties officeooo:rsid="0030c8c7"/>
    </style:style>
    <style:style style:name="T47" style:family="text">
      <style:text-properties officeooo:rsid="0032660c"/>
    </style:style>
    <style:style style:name="T48" style:family="text">
      <style:text-properties officeooo:rsid="0032ac18"/>
    </style:style>
    <style:style style:name="T49" style:family="text">
      <style:text-properties style:font-name="Times New Roman" fo:font-size="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30.8752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32.6299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20.009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8.9791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bookmark-start text:name="__RefHeading___Toc3847_1240330496"/>Introduction (Informative)<text:bookmark-end text:name="__RefHeading___Toc3847_1240330496"/></text:h>
      <text:p text:style-name="P9">This document defines a standard for the storage of static information that describe<text:span text:style-name="T23">s</text:span> the <text:span text:style-name="T23">user interface options for controlling available </text:span>function<text:span text:style-name="T23">s </text:span>on an OpenLCB <text:span text:style-name="T23">Train Node</text:span>, called “Function Description Information (FDI)”.</text:p>
      <text:p text:style-name="P32"><text:span text:style-name="T24">The format is XML-based in order to allow reasonable extensibility, while enabling </text:span><text:span text:style-name="T4">programmatic</text:span><text:span text:style-name="T24"> generation and parsing of the structured information. This XML document is specific to the particular Train, and is exposed at the Memory Space 0xFA. Throttle Nodes </text:span><text:span text:style-name="T23">retrieve </text:span><text:span text:style-name="T24">this data from the Train Node using the Memory Configuration Protocol.</text:span></text:p>
      <text:h text:style-name="Heading_20_1" text:outline-level="1"><text:bookmark-start text:name="__RefHeading___Toc3849_1240330496"/>Intended Use (Informative)<text:bookmark-end text:name="__RefHeading___Toc3849_1240330496"/></text:h>
      <text:p text:style-name="P12"><text:span text:style-name="T25">The Throttle Node downloads the FDI content from the Train Node using the Memory Configura</text:span><text:span text:style-name="T38">ti</text:span><text:span text:style-name="T25">on Protocol after the user selected the given train. The XML is exposed at a fixed Memory Space number (0xFA). The throttle parses the XML and uses the information therein to configure the function buttons</text:span><text:span text:style-name="T5">’ behavior</text:span><text:span text:style-name="T25"> and/or the display items shown to the user.</text:span></text:p>
      <text:p text:style-name="P27">The information presented is the list of available function numbers, the type of the function button (toggle, momentary or analog function), <text:span text:style-name="T46">optional name and description strings,</text:span> and for analog functions the available range of values that are valid.</text:p>
      <text:p text:style-name="P12"><text:span text:style-name="T25">If the </text:span><text:span text:style-name="T5">throttle</text:span><text:span text:style-name="T25"> has fixed marked buttons (e.g. a button labeled Horn/Whistle), it will assign a varying function number to </text:span><text:span text:style-name="T26">these</text:span><text:span text:style-name="T25"> button</text:span><text:span text:style-name="T26">s</text:span><text:span text:style-name="T25">, by finding which function number belongs to the given behavior.</text:span></text:p>
      <text:p text:style-name="P13">OpenLCB-connected native Train Nodes built into specific models may ship a fixed constant FDI XML, as it will describe the behavior of the functions as implemented by the hardware and software. Flexible / configurable OpenLCB decoders may provide a mechanism to update the FDI XML if their function numbers can be reconfigured. DCC Command Stations that provide Virtual Train Nodes for OpenLCB throttles may either provide a generic fixed FDI (e.g. listing Headlight, Bell, Horn, F3..F28), or <text:span text:style-name="T26">may </text:span>have a Roster configuration storage, where the user can store a per-DCC-address mapping of functions to behaviors. In this case the Command Station generates the FDI XML on-the-fly based on the DCC address that is being controlled from the throttle. For an MFX/M4 decoder, or a DCC decoder supporting DCC-A, RailComPlus, or the appropriate standardized RailCom data pages, the function mapping can be read out from the locomotive directly using the track protocol, <text:span text:style-name="T26">and this information can be used to generate the FDI XML on-the-fly.</text:span></text:p>
      <text:p text:style-name="P30"><text:soft-page-break/><text:span text:style-name="T18">T</text:span><text:span text:style-name="T19">he FDI provides a read-only interaction </text:span><text:span text:style-name="T20">to</text:span><text:span text:style-name="T19"> </text:span><text:span text:style-name="T20">retrieve</text:span><text:span text:style-name="T19"> the function metadata. There is no provision in this Standard on how to modify the function metadata. For modification, the regular configuration standards and protocols are recommended.</text:span></text:p>
      <text:h text:style-name="Heading_20_1" text:outline-level="1"><text:bookmark-start text:name="__RefHeading___Toc6374_1107090087"/>References and Context (Normative)<text:bookmark-end text:name="__RefHeading___Toc6374_1107090087"/></text:h>
      <text:p text:style-name="Standard">For more information on format and presentation, see: </text:p>
      <text:list text:style-name="L1">
        <text:list-item>
          <text:p text:style-name="P42">OpenLCB Common Information Technical Note</text:p>
        </text:list-item>
      </text:list>
      <text:p text:style-name="P15"><text:span text:style-name="T28">For information on how to fetch the </text:span><text:span text:style-name="T27">F</text:span><text:span text:style-name="T28">DI information from a node, see:</text:span></text:p>
      <text:list xml:id="list3583408372" text:style-name="L2">
        <text:list-item>
          <text:p text:style-name="P43">OpenLCB Memory Configuration Protocol Standard</text:p>
        </text:list-item>
      </text:list>
      <text:p text:style-name="P14">For information on how to control the functions, see</text:p>
      <text:list xml:id="list203704020838099" text:continue-numbering="true" text:style-name="L2">
        <text:list-item>
          <text:p text:style-name="P43">OpenLCB <text:span text:style-name="T27">Train</text:span> Con<text:span text:style-name="T27">trol</text:span> Protocol Standard</text:p>
        </text:list-item>
      </text:list>
      <text:p text:style-name="P15">For information on XML encoding and XML Schema, see:</text:p>
      <text:list text:style-name="L3">
        <text:list-item>
          <text:p text:style-name="P44">World Wide Web Consortium (W3C) “Extensible Markup Language (XML)”<text:note text:id="ftn1" text:note-class="footnote"><text:note-citation>1</text:note-citation><text:note-body><text:p text:style-name="Endnote">http://www.w3.org/XML/</text:p></text:note-body></text:note></text:p>
        </text:list-item>
        <text:list-item>
          <text:p text:style-name="P44">World Wide Web Consortium (W3C) “XML Schema”<text:note text:id="ftn2" text:note-class="footnote"><text:note-citation>2</text:note-citation><text:note-body><text:p text:style-name="Endnote">http://www.w3.org/XML/Schema</text:p></text:note-body></text:note></text:p>
        </text:list-item>
      </text:list>
      <text:h text:style-name="P37" text:outline-level="1"><text:bookmark-start text:name="__RefHeading___Toc3853_1240330496"/>Content (normative)<text:bookmark-end text:name="__RefHeading___Toc3853_1240330496"/></text:h>
      <text:p text:style-name="P21">The FDI information shall be constant. <text:s/>A node may not change <text:span text:style-name="T38">the FDI information</text:span> after any part of it has been retrieved and before the next transition of the node away from the Initialized state.</text:p>
      <text:h text:style-name="Heading_20_1" text:outline-level="1"><text:bookmark-start text:name="__RefHeading___Toc3855_1240330496"/>Format (normative)<text:bookmark-end text:name="__RefHeading___Toc3855_1240330496"/></text:h>
      <text:p text:style-name="P16">The <text:span text:style-name="T37">FDI</text:span> is provided as a zero-terminated string of bytes. The bytes encode UTF-8 characters. There is no byte-order mark (BOM) at <text:span text:style-name="T3">the</text:span> start of the string. Lines in the string are delimited with 0x<text:span text:style-name="T29">0</text:span><text:span text:style-name="T6">A</text:span> Newline (NL) characters.</text:p>
      <text:p text:style-name="P16">The content defines the configuration description information in XML 1.0 format using a specific XML vocabulary defined by an XML <text:span text:style-name="T46">1.0 </text:span>Schema. No extensions to XML 1.0 are permitted.</text:p>
      <text:p text:style-name="P31"><text:span text:style-name="T3">The version number of an OpenLCB </text:span><text:span text:style-name="T11">F</text:span><text:span text:style-name="T3">DI schema contains two numbers: The major version first, and the minor version second. </text:span>This version of <text:span text:style-name="T3">this Standard specifies version </text:span><text:span text:style-name="T7">1.</text:span><text:span text:style-name="T11">0</text:span><text:span text:style-name="T3"> of the schema. <text:s/>That version of the schema is defined at </text:span><text:a xlink:type="simple" xlink:href="https://openlcb.org/schema/fdi/1/0/fdi.xsd" text:style-name="Internet_20_link" text:visited-style-name="Visited_20_Internet_20_Link">https://openlcb.org/schema/fdi/1/0/fdi.xsd</text:a><text:span text:style-name="T3"> and in Appendix A of this document. </text:span><text:span text:style-name="T8">The </text:span><text:span text:style-name="T11">F</text:span><text:span text:style-name="T8">DI content shall pass validation against </text:span><text:span text:style-name="T9">its</text:span><text:span text:style-name="T8"> </text:span><text:span text:style-name="T9">referenced</text:span><text:span text:style-name="T8"> schema. Nodes are not required to </text:span><text:span text:style-name="T10">do the validation</text:span><text:span text:style-name="T8">.</text:span></text:p>
      <text:p text:style-name="P10">The first line of the <text:span text:style-name="T30">F</text:span>DI is:</text:p>
      <text:p text:style-name="P18"><text:span text:style-name="Teletype"><text:span text:style-name="T32">&lt;?xml version="1.0"?&gt;</text:span></text:span></text:p>
      <text:p text:style-name="P10">to define the XML version of <text:span text:style-name="T3">the</text:span> content.</text:p>
      <text:p text:style-name="P10"><text:soft-page-break/>The root element of the <text:span text:style-name="T30">F</text:span>DI XML is <text:span text:style-name="T44">required to be</text:span>:</text:p>
      <text:p text:style-name="P10"><text:span text:style-name="Teletype"><text:span text:style-name="T32">&lt;</text:span></text:span><text:span text:style-name="Teletype"><text:span text:style-name="T33">f</text:span></text:span><text:span text:style-name="Teletype"><text:span text:style-name="T32">di xmlns:xsi="http://www.w3.org/2001/XMLSchema-instance" <text:tab/>xsi:noNamespaceSchemaLocation="https://openlcb.org/schema/fdi/1/0/fdi.xsd"&gt;</text:span></text:span></text:p>
      <text:p text:style-name="P7">to define the OpenLCB <text:span text:style-name="T30">F</text:span>DI version of the content.</text:p>
      <text:p text:style-name="P8">The schema contents are normative.</text:p>
      <text:p text:style-name="P17">Numerical values in attributes and element text shall be specified as decimal numbers. <text:span text:style-name="T31">OpenLCB nodes are not required to parse any other numeric format.</text:span></text:p>
      <text:h text:style-name="P39" text:outline-level="2"><text:bookmark-start text:name="__RefHeading___Toc3857_1240330496"/>XML Elements<text:bookmark-end text:name="__RefHeading___Toc3857_1240330496"/></text:h>
      <text:h text:style-name="Heading_20_3" text:outline-level="3"><text:bookmark-start text:name="__RefHeading___Toc6043_1881756359"/>&lt;<text:span text:style-name="T42">fdi&gt; Element</text:span><text:bookmark-end text:name="__RefHeading___Toc6043_1881756359"/></text:h>
      <text:p text:style-name="P10"><text:span text:style-name="T41">A single </text:span>&lt;<text:span text:style-name="T41">fdi&gt; element is the root of the XML information. The &lt;fdi&gt; element </text:span><text:span text:style-name="T42">must contain</text:span><text:span text:style-name="T41"> </text:span><text:span text:style-name="T42">exactly one</text:span><text:span text:style-name="T41"> &lt;segment&gt; element.</text:span></text:p>
      <text:h text:style-name="P40" text:outline-level="3"><text:bookmark-start text:name="__RefHeading___Toc1609_765285946"/>&lt;segment&gt; Element<text:bookmark-end text:name="__RefHeading___Toc1609_765285946"/></text:h>
      <text:p text:style-name="P10"><text:span text:style-name="T43">A &lt;segment&gt; element </text:span><text:span text:style-name="T36">shall</text:span><text:span text:style-name="T43"> contain an optional user-readable name and </text:span><text:span text:style-name="T34">optional </text:span><text:span text:style-name="T43">description, and a sequence of zero or more &lt;</text:span><text:span text:style-name="T36">group&gt; </text:span><text:span text:style-name="T46">and/</text:span><text:span text:style-name="T36">or &lt;function&gt; elements</text:span><text:span text:style-name="T43">. </text:span><text:span text:style-name="T35">The user-readable name and description are intended as hints for optional UI display by </text:span><text:span text:style-name="T36">throttles</text:span><text:span text:style-name="T35">.</text:span></text:p>
      <text:p text:style-name="P29">A &lt;segment&gt; element may provide a <text:span text:style-name="T3">“space” attribute with the fixed value of “249”. </text:span><text:span text:style-name="T14">Alternative memory spaces beyond the Function Space (</text:span><text:span text:style-name="T13">249, </text:span><text:span text:style-name="T14">0x</text:span><text:span text:style-name="T15">F9) </text:span><text:span text:style-name="T14">are not currently defined </text:span><text:span text:style-name="T15">for use with Functions</text:span><text:span text:style-name="T14">. A &lt;</text:span><text:span text:style-name="T16">segment&gt; element may provide an “origin” attribute with the fixed value of “0”. The “space” and “origin” attributes are reserved, and new implementations should omit them.</text:span></text:p>
      <text:h text:style-name="P41" text:outline-level="3"><text:bookmark-start text:name="__RefHeading___Toc1609_765285946 Copy 1"/>&lt;<text:span text:style-name="T36">group</text:span>&gt; Element<text:bookmark-end text:name="__RefHeading___Toc1609_765285946 Copy 1"/></text:h>
      <text:p text:style-name="P11"><text:span text:style-name="T36">The</text:span> &lt;<text:span text:style-name="T36">group</text:span>&gt; element <text:span text:style-name="T36">allows logical grouping of functions, providing common documentation for them.</text:span></text:p>
      <text:p text:style-name="P19">A &lt;<text:span text:style-name="T36">group</text:span>&gt; element <text:span text:style-name="T36">shall </text:span>contain an optional user-readable name and <text:span text:style-name="T34">optional </text:span>description tags, and a sequence of zero or more &lt;<text:span text:style-name="T36">group&gt; </text:span><text:span text:style-name="T45">and/or</text:span><text:span text:style-name="T36"> &lt;function&gt; elements</text:span>. <text:span text:style-name="T35">The user-readable name and description are intended as hints for optional UI display by </text:span><text:span text:style-name="T36">throttles</text:span><text:span text:style-name="T35">.</text:span></text:p>
      <text:h text:style-name="P41" text:outline-level="3"><text:bookmark-start text:name="__RefHeading___Toc1609_765285946 Copy 1 Copy 1"/>&lt;<text:span text:style-name="T36">function</text:span>&gt; Element<text:bookmark-end text:name="__RefHeading___Toc1609_765285946 Copy 1 Copy 1"/></text:h>
      <text:p text:style-name="P11"><text:span text:style-name="T36">The</text:span> &lt;<text:span text:style-name="T36">function</text:span>&gt; element <text:span text:style-name="T36">describes the metadata of one function.</text:span></text:p>
      <text:p text:style-name="P20">The <text:span text:style-name="T3">‘</text:span>size<text:span text:style-name="T3">’</text:span> attribute is currently reserved, and if specified, shall carry a value of 1.</text:p>
      <text:p text:style-name="P20">The <text:span text:style-name="T3">‘kind’ attribute specifies the behavior of the function </text:span><text:span text:style-name="T12">button, with the following allowed values:</text:span></text:p>
      <text:list text:style-name="L4">
        <text:list-item>
          <text:p text:style-name="P45">‘binary’ (default) <text:span text:style-name="T39">defines </text:span>an on-off function with a toggle button behavior</text:p>
        </text:list-item>
        <text:list-item>
          <text:p text:style-name="P45">‘momentary’ defines an on-off function with a momentary button behavior</text:p>
        </text:list-item>
        <text:list-item>
          <text:p text:style-name="P45">‘analog’ defines an analog function with <text:span text:style-name="T47">unsigned</text:span> integer values accepted between the <text:span text:style-name="T46">optional </text:span>&lt;min&gt; and &lt;max&gt; sub-element<text:span text:style-name="T46">s</text:span> (inclusive) <text:span text:style-name="T48">If not provided, the default for &lt;min&gt; is 0 and the default for &lt;max&gt; is 255</text:span>.</text:p>
        </text:list-item>
      </text:list>
      <text:p text:style-name="P26"><text:span text:style-name="T22">T</text:span><text:span text:style-name="T21">he &lt;function&gt; element may contain a &lt;name&gt; element. The string contents of that element is meant to be used by a Throttle to convey information about this function to the user.</text:span></text:p>
      <text:p text:style-name="P28"><text:soft-page-break/><text:span text:style-name="T12">The &lt;function&gt; element shall contain a &lt;number&gt; element with a decimal integer as contents, which specifies the function number defined. </text:span><text:span text:style-name="T13">The number must be greater than or equal to zero </text:span><text:span text:style-name="T17">and less than or equal to 16777215.</text:span></text:p>
      <text:p text:style-name="P21"/>
      <text:h text:style-name="P38" text:outline-level="1" text:is-list-header="true"><text:bookmark-start text:name="__RefHeading___Toc11448_4002101306"/>Appendix A: The 1.0 Version of the XML Schema for FDI<text:bookmark-end text:name="__RefHeading___Toc11448_4002101306"/></text:h>
      <text:p text:style-name="Standard"/>
      <text:p text:style-name="Preformatted_20_Text">&lt;?xml version="1.0" encoding="utf-8"?&gt;</text:p>
      <text:p text:style-name="Preformatted_20_Text">&lt;?xml-stylesheet href="schema2xhtml.xsl" type="text/xsl"?&gt;</text:p>
      <text:p text:style-name="Preformatted_20_Text">&lt;!-- XML Schema for OpenLCB Function Description Information (FDI) <text:s text:c="4"/>--&gt;</text:p>
      <text:p text:style-name="Preformatted_20_Text">&lt;xs:schema version="FDI 1.0" xmlns:xs="http://www.w3.org/2001/XMLSchema" xmlns:xsi="http://www.w3.org/2001/XMLSchema-instance"&gt;</text:p>
      <text:p text:style-name="Preformatted_20_Text"/>
      <text:p text:style-name="Preformatted_20_Text"><text:s text:c="2"/>&lt;xs:simpleType name="NonNegativeInteger"&gt;</text:p>
      <text:p text:style-name="Preformatted_20_Text"><text:s text:c="4"/>&lt;xs:restriction base="xs:int"&gt;</text:p>
      <text:p text:style-name="Preformatted_20_Text"><text:s text:c="6"/>&lt;xs:totalDigits value="5"/&gt;</text:p>
      <text:p text:style-name="Preformatted_20_Text"><text:s text:c="6"/>&lt;xs:fractionDigits value="2"/&gt;</text:p>
      <text:p text:style-name="Preformatted_20_Text"><text:s text:c="6"/>&lt;xs:minInclusive value="0"/&gt;</text:p>
      <text:p text:style-name="Preformatted_20_Text"><text:s text:c="4"/>&lt;/xs:restriction&gt;</text:p>
      <text:p text:style-name="Preformatted_20_Text"><text:s text:c="2"/>&lt;/xs:simpleType&gt;</text:p>
      <text:p text:style-name="Preformatted_20_Text"/>
      <text:p text:style-name="Preformatted_20_Text"><text:s text:c="2"/>&lt;xs:complexType name="groupType"&gt;</text:p>
      <text:p text:style-name="Preformatted_20_Text"><text:s text:c="4"/>&lt;xs:sequence&gt;</text:p>
      <text:p text:style-name="Preformatted_20_Text"><text:s text:c="6"/>&lt;xs:element name="name" minOccurs="0" maxOccurs="1" /&gt;</text:p>
      <text:p text:style-name="Preformatted_20_Text"><text:s text:c="6"/>&lt;xs:element name="description" minOccurs="0" maxOccurs="1" /&gt;</text:p>
      <text:p text:style-name="Preformatted_20_Text"><text:s text:c="6"/>&lt;xs:choice minOccurs="0" maxOccurs="unbounded"&gt;</text:p>
      <text:p text:style-name="Preformatted_20_Text"><text:s text:c="8"/>&lt;xs:annotation&gt;</text:p>
      <text:p text:style-name="Preformatted_20_Text"><text:s text:c="10"/>&lt;xs:documentation&gt;</text:p>
      <text:p text:style-name="Preformatted_20_Text"><text:s text:c="12"/>Allows any sequence of the contained element types</text:p>
      <text:p text:style-name="Preformatted_20_Text"><text:s text:c="10"/>&lt;/xs:documentation&gt;</text:p>
      <text:p text:style-name="Preformatted_20_Text"><text:s text:c="8"/>&lt;/xs:annotation&gt;</text:p>
      <text:p text:style-name="Preformatted_20_Text"><text:s text:c="8"/>&lt;xs:element name="group" type="groupType" minOccurs="0" maxOccurs="1" /&gt;</text:p>
      <text:p text:style-name="Preformatted_20_Text"><text:s text:c="8"/>&lt;xs:element name="function" type="functionType" minOccurs="0" maxOccurs="1" /&gt;</text:p>
      <text:p text:style-name="Preformatted_20_Text"><text:s text:c="6"/>&lt;/xs:choice&gt;</text:p>
      <text:p text:style-name="Preformatted_20_Text"><text:s text:c="4"/>&lt;/xs:sequence&gt;</text:p>
      <text:p text:style-name="Preformatted_20_Text"><text:s text:c="2"/>&lt;/xs:complexType&gt;</text:p>
      <text:p text:style-name="Preformatted_20_Text"/>
      <text:p text:style-name="Preformatted_20_Text"><text:s text:c="2"/>&lt;xs:complexType name="functionType"&gt;</text:p>
      <text:p text:style-name="Preformatted_20_Text"><text:s text:c="4"/>&lt;xs:sequence&gt;</text:p>
      <text:p text:style-name="Preformatted_20_Text"><text:s text:c="6"/>&lt;xs:element name="name" minOccurs="0" maxOccurs="1" /&gt;</text:p>
      <text:p text:style-name="Preformatted_20_Text"><text:s text:c="6"/>&lt;xs:element name="number" type="NonNegativeInteger" minOccurs="1" maxOccurs="1" /&gt;</text:p>
      <text:p text:style-name="Preformatted_20_Text"><text:s text:c="6"/>&lt;xs:element name="min" type="xs:int" minOccurs="0" maxOccurs="1" &gt;</text:p>
      <text:p text:style-name="Preformatted_20_Text"><text:s text:c="8"/>&lt;xs:annotation&gt;</text:p>
      <text:p text:style-name="Preformatted_20_Text"><text:s text:c="10"/>&lt;xs:documentation&gt;</text:p>
      <text:p text:style-name="Preformatted_20_Text"><text:s text:c="12"/>Smallest valid value for this function.</text:p>
      <text:p text:style-name="Preformatted_20_Text"><text:s text:c="12"/>Only used when type is "analog".</text:p>
      <text:p text:style-name="Preformatted_20_Text"><text:s text:c="10"/>&lt;/xs:documentation&gt;</text:p>
      <text:p text:style-name="Preformatted_20_Text"><text:s text:c="8"/>&lt;/xs:annotation&gt;</text:p>
      <text:p text:style-name="Preformatted_20_Text"><text:s text:c="6"/>&lt;/xs:element&gt;</text:p>
      <text:p text:style-name="Preformatted_20_Text"><text:s text:c="6"/>&lt;xs:element name="max" type="xs:int" minOccurs="0" maxOccurs="1" &gt;</text:p>
      <text:p text:style-name="Preformatted_20_Text"><text:s text:c="8"/>&lt;xs:annotation&gt;</text:p>
      <text:p text:style-name="Preformatted_20_Text"><text:s text:c="10"/>&lt;xs:documentation&gt;</text:p>
      <text:p text:style-name="Preformatted_20_Text"><text:s text:c="12"/>Largest valid value for this function.</text:p>
      <text:p text:style-name="Preformatted_20_Text"><text:s text:c="12"/>Only used when type is "analog".</text:p>
      <text:p text:style-name="Preformatted_20_Text"><text:s text:c="10"/>&lt;/xs:documentation&gt;</text:p>
      <text:p text:style-name="Preformatted_20_Text"><text:s text:c="8"/>&lt;/xs:annotation&gt;</text:p>
      <text:p text:style-name="Preformatted_20_Text"><text:s text:c="6"/>&lt;/xs:element&gt;</text:p>
      <text:p text:style-name="Preformatted_20_Text"><text:soft-page-break/><text:s text:c="4"/>&lt;/xs:sequence&gt;</text:p>
      <text:p text:style-name="Preformatted_20_Text"><text:s text:c="4"/>&lt;xs:attribute name="kind" default="binary"&gt;</text:p>
      <text:p text:style-name="Preformatted_20_Text"><text:s text:c="6"/>&lt;xs:annotation&gt;</text:p>
      <text:p text:style-name="Preformatted_20_Text"><text:s text:c="8"/>&lt;xs:documentation&gt;</text:p>
      <text:p text:style-name="Preformatted_20_Text"><text:s text:c="10"/>Type of function being described</text:p>
      <text:p text:style-name="Preformatted_20_Text"><text:s text:c="8"/>&lt;/xs:documentation&gt;</text:p>
      <text:p text:style-name="Preformatted_20_Text"><text:s text:c="6"/>&lt;/xs:annotation&gt;</text:p>
      <text:p text:style-name="Preformatted_20_Text"><text:s text:c="6"/>&lt;xs:simpleType&gt;</text:p>
      <text:p text:style-name="Preformatted_20_Text"><text:s text:c="8"/>&lt;xs:restriction base="xs:token"&gt;</text:p>
      <text:p text:style-name="Preformatted_20_Text"><text:s text:c="10"/>&lt;xs:enumeration value="binary"/&gt;</text:p>
      <text:p text:style-name="Preformatted_20_Text"><text:s text:c="10"/>&lt;xs:enumeration value="momentary"/&gt;</text:p>
      <text:p text:style-name="Preformatted_20_Text"><text:s text:c="10"/>&lt;xs:enumeration value="analog"/&gt;</text:p>
      <text:p text:style-name="Preformatted_20_Text"><text:s text:c="8"/>&lt;/xs:restriction&gt;</text:p>
      <text:p text:style-name="Preformatted_20_Text"><text:s text:c="6"/>&lt;/xs:simpleType&gt;</text:p>
      <text:p text:style-name="Preformatted_20_Text"><text:s text:c="4"/>&lt;/xs:attribute&gt;</text:p>
      <text:p text:style-name="Preformatted_20_Text"><text:s text:c="4"/>&lt;xs:attribute name="size" default="1"&gt;</text:p>
      <text:p text:style-name="Preformatted_20_Text"><text:s text:c="6"/>&lt;xs:annotation&gt;</text:p>
      <text:p text:style-name="Preformatted_20_Text"><text:s text:c="8"/>&lt;xs:documentation&gt;</text:p>
      <text:p text:style-name="Preformatted_20_Text"><text:s text:c="10"/>Storage size of this variable in bytes.</text:p>
      <text:p text:style-name="Preformatted_20_Text"><text:s text:c="10"/>Reserved, ignore upon receipt.</text:p>
      <text:p text:style-name="Preformatted_20_Text"><text:s text:c="8"/>&lt;/xs:documentation&gt;</text:p>
      <text:p text:style-name="Preformatted_20_Text"><text:s text:c="6"/>&lt;/xs:annotation&gt;</text:p>
      <text:p text:style-name="Preformatted_20_Text"><text:s text:c="6"/>&lt;xs:simpleType&gt;</text:p>
      <text:p text:style-name="Preformatted_20_Text"><text:s text:c="8"/>&lt;xs:restriction base="xs:token"&gt;</text:p>
      <text:p text:style-name="Preformatted_20_Text"><text:s text:c="10"/>&lt;xs:enumeration value="1"/&gt;</text:p>
      <text:p text:style-name="Preformatted_20_Text"><text:s text:c="8"/>&lt;/xs:restriction&gt;</text:p>
      <text:p text:style-name="Preformatted_20_Text"><text:s text:c="6"/>&lt;/xs:simpleType&gt;</text:p>
      <text:p text:style-name="Preformatted_20_Text"><text:s text:c="4"/>&lt;/xs:attribute&gt;</text:p>
      <text:p text:style-name="Preformatted_20_Text"><text:s text:c="2"/>&lt;/xs:complexType&gt;</text:p>
      <text:p text:style-name="Preformatted_20_Text"/>
      <text:p text:style-name="Preformatted_20_Text"><text:s text:c="2"/>&lt;xs:element name="fdi"&gt;</text:p>
      <text:p text:style-name="Preformatted_20_Text"><text:s text:c="4"/>&lt;xs:annotation&gt;</text:p>
      <text:p text:style-name="Preformatted_20_Text"><text:s text:c="6"/>&lt;xs:documentation&gt;</text:p>
      <text:p text:style-name="Preformatted_20_Text"><text:s text:c="8"/>This is the schema for Function</text:p>
      <text:p text:style-name="Preformatted_20_Text"><text:s text:c="8"/>Description Information (fdi)</text:p>
      <text:p text:style-name="Preformatted_20_Text"><text:s text:c="6"/>&lt;/xs:documentation&gt;</text:p>
      <text:p text:style-name="Preformatted_20_Text"><text:s text:c="4"/>&lt;/xs:annotation&gt;</text:p>
      <text:p text:style-name="Preformatted_20_Text"><text:s text:c="4"/>&lt;xs:complexType&gt;</text:p>
      <text:p text:style-name="Preformatted_20_Text"><text:s text:c="6"/>&lt;xs:sequence&gt;</text:p>
      <text:p text:style-name="Preformatted_20_Text"><text:s text:c="8"/>&lt;xs:element name="segment" minOccurs="<text:span text:style-name="T42">1</text:span>" maxOccurs="<text:span text:style-name="T42">1</text:span>"&gt;</text:p>
      <text:p text:style-name="Preformatted_20_Text"><text:s text:c="10"/>&lt;xs:annotation&gt;</text:p>
      <text:p text:style-name="Preformatted_20_Text"><text:s text:c="12"/>&lt;xs:documentation&gt;</text:p>
      <text:p text:style-name="Preformatted_20_Text"><text:s text:c="14"/>Define the contents of the function memory space</text:p>
      <text:p text:style-name="Preformatted_20_Text"><text:s text:c="12"/>&lt;/xs:documentation&gt;</text:p>
      <text:p text:style-name="Preformatted_20_Text"><text:s text:c="10"/>&lt;/xs:annotation&gt;</text:p>
      <text:p text:style-name="Preformatted_20_Text"><text:s text:c="10"/>&lt;xs:complexType&gt;</text:p>
      <text:p text:style-name="Preformatted_20_Text"><text:s text:c="12"/>&lt;xs:sequence&gt;</text:p>
      <text:p text:style-name="Preformatted_20_Text"><text:s text:c="14"/>&lt;xs:element name="name" minOccurs="0" maxOccurs="1" /&gt;</text:p>
      <text:p text:style-name="Preformatted_20_Text"><text:s text:c="14"/>&lt;xs:element name="description" minOccurs="0" maxOccurs="1" /&gt;</text:p>
      <text:p text:style-name="Preformatted_20_Text"><text:s text:c="14"/>&lt;xs:choice minOccurs="0" maxOccurs="unbounded"&gt;</text:p>
      <text:p text:style-name="Preformatted_20_Text"><text:s text:c="16"/>&lt;xs:annotation&gt;</text:p>
      <text:p text:style-name="Preformatted_20_Text"><text:s text:c="18"/>&lt;xs:documentation&gt;</text:p>
      <text:p text:style-name="Preformatted_20_Text"><text:s text:c="20"/>Allows any sequence of the contained element types</text:p>
      <text:p text:style-name="Preformatted_20_Text"><text:s text:c="18"/>&lt;/xs:documentation&gt;</text:p>
      <text:p text:style-name="Preformatted_20_Text"><text:s text:c="16"/>&lt;/xs:annotation&gt;</text:p>
      <text:p text:style-name="Preformatted_20_Text"><text:s text:c="16"/>&lt;xs:element name="group" type="groupType" minOccurs="0" maxOccurs="1"&gt;</text:p>
      <text:p text:style-name="Preformatted_20_Text"><text:soft-page-break/><text:s text:c="18"/>&lt;xs:annotation&gt;</text:p>
      <text:p text:style-name="Preformatted_20_Text"><text:s text:c="20"/>&lt;xs:documentation&gt;</text:p>
      <text:p text:style-name="Preformatted_20_Text"><text:s text:c="22"/>Allows grouping and replication of multiple locations.</text:p>
      <text:p text:style-name="Preformatted_20_Text"><text:s text:c="20"/>&lt;/xs:documentation&gt;</text:p>
      <text:p text:style-name="Preformatted_20_Text"><text:s text:c="18"/>&lt;/xs:annotation&gt;</text:p>
      <text:p text:style-name="Preformatted_20_Text"><text:s text:c="16"/>&lt;/xs:element&gt;</text:p>
      <text:p text:style-name="Preformatted_20_Text"><text:s text:c="16"/>&lt;xs:element name="function" type="functionType" minOccurs="0" maxOccurs="1"&gt;</text:p>
      <text:p text:style-name="Preformatted_20_Text"><text:s text:c="18"/>&lt;xs:annotation&gt;</text:p>
      <text:p text:style-name="Preformatted_20_Text"><text:s text:c="20"/>&lt;xs:documentation&gt;</text:p>
      <text:p text:style-name="Preformatted_20_Text"><text:s text:c="22"/>Describes one function.</text:p>
      <text:p text:style-name="Preformatted_20_Text"><text:s text:c="20"/>&lt;/xs:documentation&gt;</text:p>
      <text:p text:style-name="Preformatted_20_Text"><text:s text:c="18"/>&lt;/xs:annotation&gt;</text:p>
      <text:p text:style-name="Preformatted_20_Text"><text:s text:c="16"/>&lt;/xs:element&gt;</text:p>
      <text:p text:style-name="Preformatted_20_Text"/>
      <text:p text:style-name="Preformatted_20_Text">&lt;!--</text:p>
      <text:p text:style-name="Preformatted_20_Text"><text:s text:c="16"/>XML Schema 1.1 construct expressing extensibility promise</text:p>
      <text:p text:style-name="Preformatted_20_Text"><text:s text:c="16"/>&lt;xs:any minOccurs="0" maxOccurs="1" processContents="lax"&gt;</text:p>
      <text:p text:style-name="Preformatted_20_Text"><text:s text:c="16"/>&lt;xs:assert test="every $x in * satisfies</text:p>
      <text:p text:style-name="Preformatted_20_Text"><text:s text:c="36"/>(exists($x/@size) and $x/@size castable to xs:integer)"/&gt;</text:p>
      <text:p text:style-name="Preformatted_20_Text"><text:s text:c="16"/>&lt;xs:assert test="every $x in * satisfies</text:p>
      <text:p text:style-name="Preformatted_20_Text"><text:s text:c="36"/>(exists($x/@offset) and $x/@offset castable to xs:integer)"/&gt;</text:p>
      <text:p text:style-name="Preformatted_20_Text"><text:s text:c="18"/>&lt;xs:annotation&gt;</text:p>
      <text:p text:style-name="Preformatted_20_Text"><text:s text:c="20"/>&lt;xs:documentation&gt;</text:p>
      <text:p text:style-name="Preformatted_20_Text"><text:s text:c="22"/>Extension point for future schema</text:p>
      <text:p text:style-name="Preformatted_20_Text"><text:s text:c="20"/>&lt;/xs:documentation&gt;</text:p>
      <text:p text:style-name="Preformatted_20_Text"><text:s text:c="18"/>&lt;/xs:annotation&gt;</text:p>
      <text:p text:style-name="Preformatted_20_Text"><text:s text:c="16"/>&lt;/xs:any&gt;</text:p>
      <text:p text:style-name="Preformatted_20_Text"><text:s/>--&gt;</text:p>
      <text:p text:style-name="Preformatted_20_Text"/>
      <text:p text:style-name="Preformatted_20_Text"><text:s text:c="14"/>&lt;/xs:choice&gt;</text:p>
      <text:p text:style-name="Preformatted_20_Text"><text:s text:c="12"/>&lt;/xs:sequence&gt;</text:p>
      <text:p text:style-name="Preformatted_20_Text"><text:s text:c="12"/>&lt;xs:attribute name="space" default="249"&gt;</text:p>
      <text:p text:style-name="Preformatted_20_Text"><text:s text:c="14"/>&lt;xs:annotation&gt;</text:p>
      <text:p text:style-name="Preformatted_20_Text"><text:s text:c="16"/>&lt;xs:documentation&gt;</text:p>
      <text:p text:style-name="Preformatted_20_Text"><text:s text:c="18"/>The decimal number of the address space where the information is found.</text:p>
      <text:p text:style-name="Preformatted_20_Text"><text:s text:c="18"/>Reserved, ignore upon receipt.</text:p>
      <text:p text:style-name="Preformatted_20_Text"><text:s text:c="16"/>&lt;/xs:documentation&gt;</text:p>
      <text:p text:style-name="Preformatted_20_Text"><text:s text:c="14"/>&lt;/xs:annotation&gt;</text:p>
      <text:p text:style-name="Preformatted_20_Text"><text:s text:c="14"/>&lt;xs:simpleType&gt;</text:p>
      <text:p text:style-name="Preformatted_20_Text"><text:s text:c="16"/>&lt;xs:restriction base="xs:token"&gt;</text:p>
      <text:p text:style-name="Preformatted_20_Text"><text:s text:c="18"/>&lt;xs:enumeration value="249"/&gt;</text:p>
      <text:p text:style-name="Preformatted_20_Text"><text:s text:c="16"/>&lt;/xs:restriction&gt;</text:p>
      <text:p text:style-name="Preformatted_20_Text"><text:s text:c="14"/>&lt;/xs:simpleType&gt;</text:p>
      <text:p text:style-name="Preformatted_20_Text"><text:s text:c="12"/>&lt;/xs:attribute&gt;</text:p>
      <text:p text:style-name="Preformatted_20_Text"><text:s text:c="12"/>&lt;xs:attribute name="origin" default="0"&gt;</text:p>
      <text:p text:style-name="Preformatted_20_Text"><text:s text:c="14"/>&lt;xs:annotation&gt;</text:p>
      <text:p text:style-name="Preformatted_20_Text"><text:s text:c="16"/>&lt;xs:documentation&gt;</text:p>
      <text:p text:style-name="Preformatted_20_Text"><text:s text:c="18"/>Starting address of the segment's contents</text:p>
      <text:p text:style-name="Preformatted_20_Text"><text:s text:c="18"/>within the memory space. </text:p>
      <text:p text:style-name="Preformatted_20_Text"><text:s text:c="18"/>Reserved, ignore upon receipt.</text:p>
      <text:p text:style-name="Preformatted_20_Text"><text:s text:c="16"/>&lt;/xs:documentation&gt;</text:p>
      <text:p text:style-name="Preformatted_20_Text"><text:s text:c="14"/>&lt;/xs:annotation&gt;</text:p>
      <text:p text:style-name="Preformatted_20_Text"><text:s text:c="14"/>&lt;xs:simpleType&gt;</text:p>
      <text:p text:style-name="Preformatted_20_Text"><text:soft-page-break/><text:s text:c="16"/>&lt;xs:restriction base="xs:token"&gt;</text:p>
      <text:p text:style-name="Preformatted_20_Text"><text:s text:c="18"/>&lt;xs:enumeration value="0"/&gt;</text:p>
      <text:p text:style-name="Preformatted_20_Text"><text:s text:c="16"/>&lt;/xs:restriction&gt;</text:p>
      <text:p text:style-name="Preformatted_20_Text"><text:s text:c="14"/>&lt;/xs:simpleType&gt;</text:p>
      <text:p text:style-name="Preformatted_20_Text"><text:s text:c="12"/>&lt;/xs:attribute&gt;</text:p>
      <text:p text:style-name="Preformatted_20_Text"><text:s text:c="10"/>&lt;/xs:complexType&gt;</text:p>
      <text:p text:style-name="Preformatted_20_Text"><text:s text:c="8"/>&lt;/xs:element&gt;</text:p>
      <text:p text:style-name="Preformatted_20_Text"><text:s text:c="6"/>&lt;/xs:sequence&gt;</text:p>
      <text:p text:style-name="Preformatted_20_Text"><text:s text:c="4"/>&lt;/xs:complexType&gt;</text:p>
      <text:p text:style-name="Preformatted_20_Text"><text:s text:c="2"/>&lt;/xs:element&gt;</text:p>
      <text:p text:style-name="Preformatted_20_Text">&lt;/xs:schema&gt;</text:p>
      <text:p text:style-name="Standard"/>
      <text:p text:style-name="P46"/>
      <text:p text:style-name="Standard"/>
      <text:p text:style-name="P2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3">1 Introduction (Informative)<text:tab/>1</text:p>
          <text:p text:style-name="P33">2 Intended Use (Informative)<text:tab/>1</text:p>
          <text:p text:style-name="P33">3 References and Context (Normative)<text:tab/>2</text:p>
          <text:p text:style-name="P33">4 Content (normative)<text:tab/>2</text:p>
          <text:p text:style-name="P33">5 Format (normative)<text:tab/>2</text:p>
          <text:p text:style-name="P34"><text:s/>5.1 <text:s/>XML Elements<text:tab/>3</text:p>
          <text:p text:style-name="P35"><text:s/>5.1.1 <text:s/>&lt;fdi&gt; Element<text:tab/>3</text:p>
          <text:p text:style-name="P35"><text:s/>5.1.2 <text:s/>&lt;segment&gt; Element<text:tab/>3</text:p>
          <text:p text:style-name="P35"><text:s/>5.1.3 <text:s/>&lt;group&gt; Element<text:tab/>3</text:p>
          <text:p text:style-name="P35"><text:s/>5.1.4 <text:s/>&lt;function&gt; Element<text:tab/>3</text:p>
          <text:p text:style-name="P33">Appendix A: The 1.0 Version of the XML Schema for FDI<text:tab/>5</text:p>
        </text:index-body>
      </text:table-of-conten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" svg:font-family="Courier" style:font-family-generic="moder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 style:writing-mode="lr-tb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Times New Roman" fo:font-size="1pt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" fo:font-size="1pt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e26ff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0e26ff"/>
    </style:style>
    <style:style style:name="MT1" style:family="text">
      <style:text-properties style:font-name="Times New Roman" fo:font-size="1pt"/>
    </style:style>
    <style:style style:name="MT2" style:family="text">
      <style:text-properties fo:font-size="8pt" officeooo:rsid="0016888d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auto-grow-height="false" draw:auto-grow-width="false" fo:min-height="30.8752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8.9791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0.009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32.6299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OpenLCB-CAN Configuration Desciption Information Standard<draw:custom-shape text:anchor-type="char" draw:z-index="7" draw:name="PowerPlusWaterMarkObject3" draw:style-name="Mgr1" draw:text-style-name="MP3" svg:width="6.9248in" svg:height="30.8748in" draw:transform="rotate (0.785398163397448) translate (-0.7875in 3.89652777777778in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9</text:page-number></text:span></text:span><text:span text:style-name="Page_20_Number"><text:span text:style-name="MT3"><text:s/>of </text:span></text:span><text:span text:style-name="Page_20_Number"><text:span text:style-name="MT3"><text:page-count style:num-format="1">9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July 22, 2024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17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Function Description Information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user-defined style:data-style-name="N0" text:name="OLCBdate">July 22, 2024</text:user-defined></text:p>
            </table:table-cell>
            <table:table-cell table:style-name="Table1.C1" office:value-type="string">
              <text:p text:style-name="MP7"><text:user-defined style:data-style-name="N0" text:name="OLCBstatus">Adopted</text:user-defined></text:p>
            </table:table-cell>
          </table:table-row>
        </table:table>
        <text:p text:style-name="Header"><draw:custom-shape text:anchor-type="char" draw:z-index="8" draw:name="PowerPlusWaterMarkObject1" draw:style-name="Mgr2" draw:text-style-name="MP3" svg:width="6.4996in" svg:height="28.9787in" draw:transform="rotate (0.785398163397448) translate (-1in 2.24160104986877in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8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1</text:page-number></text:span></text:span><text:span text:style-name="Page_20_Number"><text:span text:style-name="MT3"><text:s/>of </text:span></text:span><text:span text:style-name="Page_20_Number"><text:span text:style-name="MT3"><text:page-count style:num-format="1">9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July 22, 2024</text:user-defined></text:span></text:span><text:span text:style-name="MT2"/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9" draw:name="PowerPlusWaterMarkObject" draw:style-name="Mgr1" draw:text-style-name="MP3" svg:width="6.9248in" svg:height="30.8748in" draw:transform="rotate (0.785398163397448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0" draw:name="PowerPlusWaterMarkObject" draw:style-name="Mgr1" draw:text-style-name="MP3" svg:width="6.9248in" svg:height="30.8748in" draw:transform="rotate (0.785398163397448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1" draw:name="PowerPlusWaterMarkObject" draw:style-name="Mgr3" draw:text-style-name="MP3" svg:width="4.4878in" svg:height="20.0094in" draw:transform="rotate (0.785398163397448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12" draw:name="PowerPlusWaterMarkObject" draw:style-name="Mgr1" draw:text-style-name="MP3" svg:width="6.9248in" svg:height="30.8748in" draw:transform="rotate (0.785398163397448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13" draw:name="PowerPlusWaterMarkObject" draw:style-name="Mgr4" draw:text-style-name="MP3" svg:width="7.3185in" svg:height="32.6295in" draw:transform="rotate (0.785398163397448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14" draw:name="PowerPlusWaterMarkObject" draw:style-name="Mgr1" draw:text-style-name="MP3" svg:width="6.9248in" svg:height="30.8748in" draw:transform="rotate (0.785398163397448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5" draw:name="PowerPlusWaterMarkObject" draw:style-name="Mgr1" draw:text-style-name="MP3" svg:width="6.9248in" svg:height="30.8748in" draw:transform="rotate (0.785398163397448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6" draw:name="PowerPlusWaterMarkObject" draw:style-name="Mgr1" draw:text-style-name="MP3" svg:width="6.9248in" svg:height="30.8748in" draw:transform="rotate (0.785398163397448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(title) Standard</dc:title>
    <meta:initial-creator>Alex Shepherd</meta:initial-creator>
    <meta:creation-date>2009-01-22T07:11:27</meta:creation-date>
    <meta:editing-cycles>118</meta:editing-cycles>
    <meta:editing-duration>PT21H27M39S</meta:editing-duration>
    <meta:generator>LibreOffice/7.4.6.2$MacOSX_X86_64 LibreOffice_project/5b1f5509c2decdade7fda905e3e1429a67acd63d</meta:generator>
    <dc:date>2024-07-18T20:37:03.109325066</dc:date>
    <dc:creator>Bob Jacobsen</dc:creator>
    <meta:document-statistic meta:table-count="1" meta:image-count="1" meta:object-count="0" meta:page-count="9" meta:paragraph-count="236" meta:word-count="1633" meta:character-count="14338" meta:non-whitespace-character-count="11189"/>
    <meta:user-defined meta:name="OLCBdate">July 22, 2024</meta:user-defined>
    <meta:user-defined meta:name="OLCBstatus">Adopted</meta:user-defined>
    <meta:user-defined meta:name="OLCByear">2024</meta:user-defined>
  </office:meta>
</office:document-meta>
</file>